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text-properties officeooo:rsid="00156ae1"/>
    </style:style>
    <style:style style:name="P15" style:family="paragraph" style:parent-style-name="Standard">
      <style:text-properties officeooo:rsid="00156ae1" officeooo:paragraph-rsid="001ced07"/>
    </style:style>
    <style:style style:name="P16" style:family="paragraph" style:parent-style-name="Standard">
      <style:text-properties officeooo:rsid="00156ae1" officeooo:paragraph-rsid="001f69de"/>
    </style:style>
    <style:style style:name="P17" style:family="paragraph" style:parent-style-name="Standard">
      <style:text-properties officeooo:rsid="00156ae1" officeooo:paragraph-rsid="00208273"/>
    </style:style>
    <style:style style:name="P18" style:family="paragraph" style:parent-style-name="Standard">
      <style:text-properties officeooo:rsid="00156ae1" officeooo:paragraph-rsid="00241a1a"/>
    </style:style>
    <style:style style:name="P19" style:family="paragraph" style:parent-style-name="Standard">
      <style:text-properties officeooo:rsid="00156ae1" officeooo:paragraph-rsid="0025c69a"/>
    </style:style>
    <style:style style:name="P20" style:family="paragraph" style:parent-style-name="Standard">
      <style:text-properties officeooo:rsid="00156ae1" officeooo:paragraph-rsid="0026ee1b"/>
    </style:style>
    <style:style style:name="P21" style:family="paragraph" style:parent-style-name="Standard">
      <style:text-properties officeooo:rsid="00156ae1" officeooo:paragraph-rsid="0028efc8"/>
    </style:style>
    <style:style style:name="P22" style:family="paragraph" style:parent-style-name="Standard">
      <style:text-properties officeooo:rsid="00156ae1" officeooo:paragraph-rsid="002a68d9"/>
    </style:style>
    <style:style style:name="P23" style:family="paragraph" style:parent-style-name="Standard">
      <style:text-properties officeooo:rsid="00156ae1" officeooo:paragraph-rsid="002ea7fb"/>
    </style:style>
    <style:style style:name="P24" style:family="paragraph" style:parent-style-name="Standard">
      <style:text-properties officeooo:rsid="00156ae1" officeooo:paragraph-rsid="003311d3"/>
    </style:style>
    <style:style style:name="P25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6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7" style:family="paragraph" style:parent-style-name="Standard">
      <style:text-properties officeooo:rsid="00156ae1" officeooo:paragraph-rsid="00359470"/>
    </style:style>
    <style:style style:name="P28" style:family="paragraph" style:parent-style-name="Standard">
      <style:text-properties officeooo:rsid="00156ae1" officeooo:paragraph-rsid="00390278"/>
    </style:style>
    <style:style style:name="P29" style:family="paragraph" style:parent-style-name="Standard">
      <style:text-properties officeooo:rsid="00156ae1" officeooo:paragraph-rsid="00424193"/>
    </style:style>
    <style:style style:name="P30" style:family="paragraph" style:parent-style-name="Standard">
      <style:text-properties officeooo:rsid="00156ae1" officeooo:paragraph-rsid="0043d6c2"/>
    </style:style>
    <style:style style:name="P31" style:family="paragraph" style:parent-style-name="Standard">
      <style:text-properties officeooo:rsid="00156ae1" officeooo:paragraph-rsid="004a917e"/>
    </style:style>
    <style:style style:name="P32" style:family="paragraph" style:parent-style-name="Standard">
      <style:text-properties officeooo:rsid="00156ae1" officeooo:paragraph-rsid="0057edda"/>
    </style:style>
    <style:style style:name="P33" style:family="paragraph" style:parent-style-name="Standard">
      <style:text-properties officeooo:rsid="00156ae1" officeooo:paragraph-rsid="005ef515"/>
    </style:style>
    <style:style style:name="P34" style:family="paragraph" style:parent-style-name="Standard">
      <style:text-properties officeooo:rsid="00156ae1" officeooo:paragraph-rsid="0062d222"/>
    </style:style>
    <style:style style:name="P35" style:family="paragraph" style:parent-style-name="Standard">
      <style:text-properties officeooo:rsid="00156ae1" officeooo:paragraph-rsid="006a3f99"/>
    </style:style>
    <style:style style:name="P36" style:family="paragraph" style:parent-style-name="Standard">
      <style:text-properties officeooo:rsid="00156ae1" officeooo:paragraph-rsid="006d660b"/>
    </style:style>
    <style:style style:name="P37" style:family="paragraph" style:parent-style-name="Standard">
      <style:text-properties officeooo:rsid="00156ae1" officeooo:paragraph-rsid="007612fd"/>
    </style:style>
    <style:style style:name="P38" style:family="paragraph" style:parent-style-name="Standard">
      <style:text-properties officeooo:rsid="00156ae1" officeooo:paragraph-rsid="00962c1a"/>
    </style:style>
    <style:style style:name="P39" style:family="paragraph" style:parent-style-name="Standard">
      <style:text-properties officeooo:rsid="00156ae1" officeooo:paragraph-rsid="00998533"/>
    </style:style>
    <style:style style:name="P40" style:family="paragraph" style:parent-style-name="Standard">
      <style:text-properties officeooo:rsid="00156ae1" officeooo:paragraph-rsid="00a83387"/>
    </style:style>
    <style:style style:name="P41" style:family="paragraph" style:parent-style-name="Standard">
      <style:text-properties officeooo:rsid="00156ae1" officeooo:paragraph-rsid="00b2dcb9"/>
    </style:style>
    <style:style style:name="P42" style:family="paragraph" style:parent-style-name="Standard">
      <style:text-properties officeooo:rsid="00156ae1" officeooo:paragraph-rsid="00bb2113"/>
    </style:style>
    <style:style style:name="P43" style:family="paragraph" style:parent-style-name="Standard">
      <style:text-properties officeooo:rsid="00156ae1" officeooo:paragraph-rsid="00c68297"/>
    </style:style>
    <style:style style:name="P44" style:family="paragraph" style:parent-style-name="Standard">
      <style:text-properties officeooo:rsid="00156ae1" officeooo:paragraph-rsid="00dc29f4"/>
    </style:style>
    <style:style style:name="P45" style:family="paragraph" style:parent-style-name="Standard">
      <style:text-properties officeooo:rsid="00156ae1" officeooo:paragraph-rsid="00df4397"/>
    </style:style>
    <style:style style:name="P46" style:family="paragraph" style:parent-style-name="Standard">
      <style:text-properties officeooo:rsid="00156ae1" officeooo:paragraph-rsid="00e07e35"/>
    </style:style>
    <style:style style:name="P47" style:family="paragraph" style:parent-style-name="Standard">
      <style:text-properties officeooo:rsid="00156ae1" officeooo:paragraph-rsid="00eb8c6a"/>
    </style:style>
    <style:style style:name="P48" style:family="paragraph" style:parent-style-name="Standard">
      <style:text-properties officeooo:rsid="00156ae1" officeooo:paragraph-rsid="00f2e558"/>
    </style:style>
    <style:style style:name="P49" style:family="paragraph" style:parent-style-name="Standard">
      <style:text-properties officeooo:rsid="00156ae1" officeooo:paragraph-rsid="00fb1cb5"/>
    </style:style>
    <style:style style:name="P50" style:family="paragraph" style:parent-style-name="Standard">
      <style:text-properties officeooo:rsid="00156ae1" officeooo:paragraph-rsid="00ffd1a8"/>
    </style:style>
    <style:style style:name="P51" style:family="paragraph" style:parent-style-name="Standard">
      <style:text-properties officeooo:rsid="00156ae1" officeooo:paragraph-rsid="01025fe5"/>
    </style:style>
    <style:style style:name="P52" style:family="paragraph" style:parent-style-name="Standard">
      <style:text-properties officeooo:rsid="00156ae1" officeooo:paragraph-rsid="01052d09"/>
    </style:style>
    <style:style style:name="P53" style:family="paragraph" style:parent-style-name="Standard">
      <style:text-properties officeooo:rsid="00156ae1" officeooo:paragraph-rsid="0106db61"/>
    </style:style>
    <style:style style:name="P54" style:family="paragraph" style:parent-style-name="Standard">
      <style:text-properties officeooo:rsid="00156ae1" officeooo:paragraph-rsid="010d023b"/>
    </style:style>
    <style:style style:name="P55" style:family="paragraph" style:parent-style-name="Standard">
      <style:text-properties officeooo:rsid="00156ae1" officeooo:paragraph-rsid="011ce349"/>
    </style:style>
    <style:style style:name="P56" style:family="paragraph" style:parent-style-name="Standard">
      <style:text-properties officeooo:rsid="00156ae1" officeooo:paragraph-rsid="01221108"/>
    </style:style>
    <style:style style:name="P57" style:family="paragraph" style:parent-style-name="Standard">
      <style:text-properties officeooo:rsid="00156ae1" officeooo:paragraph-rsid="012a81bb"/>
    </style:style>
    <style:style style:name="P58" style:family="paragraph" style:parent-style-name="Standard">
      <style:text-properties officeooo:rsid="00156ae1" officeooo:paragraph-rsid="012ab137"/>
    </style:style>
    <style:style style:name="P59" style:family="paragraph" style:parent-style-name="Standard">
      <style:text-properties officeooo:rsid="00156ae1" officeooo:paragraph-rsid="012ce5fb"/>
    </style:style>
    <style:style style:name="P60" style:family="paragraph" style:parent-style-name="Standard">
      <style:text-properties officeooo:rsid="00156ae1" officeooo:paragraph-rsid="012f17e7"/>
    </style:style>
    <style:style style:name="P61" style:family="paragraph" style:parent-style-name="Standard">
      <style:text-properties officeooo:rsid="00156ae1" officeooo:paragraph-rsid="01341dc3"/>
    </style:style>
    <style:style style:name="P62" style:family="paragraph" style:parent-style-name="Standard">
      <style:text-properties officeooo:rsid="00156ae1" officeooo:paragraph-rsid="01374101"/>
    </style:style>
    <style:style style:name="P63" style:family="paragraph" style:parent-style-name="Standard">
      <style:text-properties officeooo:rsid="00156ae1" officeooo:paragraph-rsid="015ebbfc"/>
    </style:style>
    <style:style style:name="P64" style:family="paragraph" style:parent-style-name="Standard">
      <style:text-properties officeooo:rsid="00156ae1" officeooo:paragraph-rsid="0162c4e7"/>
    </style:style>
    <style:style style:name="P65" style:family="paragraph" style:parent-style-name="Standard">
      <style:text-properties officeooo:rsid="00156ae1" officeooo:paragraph-rsid="016a9da1"/>
    </style:style>
    <style:style style:name="P66" style:family="paragraph" style:parent-style-name="Standard">
      <style:text-properties officeooo:rsid="00156ae1" officeooo:paragraph-rsid="0177badc"/>
    </style:style>
    <style:style style:name="P67" style:family="paragraph" style:parent-style-name="Standard">
      <style:text-properties officeooo:rsid="00156ae1" officeooo:paragraph-rsid="017c0406"/>
    </style:style>
    <style:style style:name="P68" style:family="paragraph" style:parent-style-name="Standard">
      <style:text-properties officeooo:rsid="00156ae1" officeooo:paragraph-rsid="018021ad"/>
    </style:style>
    <style:style style:name="P69" style:family="paragraph" style:parent-style-name="Standard">
      <style:text-properties officeooo:rsid="00156ae1" officeooo:paragraph-rsid="01855cb1"/>
    </style:style>
    <style:style style:name="P70" style:family="paragraph" style:parent-style-name="Standard">
      <style:text-properties officeooo:rsid="00156ae1" officeooo:paragraph-rsid="018b4c02"/>
    </style:style>
    <style:style style:name="P71" style:family="paragraph" style:parent-style-name="Standard">
      <style:text-properties officeooo:rsid="00156ae1" officeooo:paragraph-rsid="018f6877"/>
    </style:style>
    <style:style style:name="P72" style:family="paragraph" style:parent-style-name="Standard">
      <style:text-properties officeooo:rsid="00156ae1" officeooo:paragraph-rsid="01a6fbb6"/>
    </style:style>
    <style:style style:name="P73" style:family="paragraph" style:parent-style-name="Standard">
      <style:text-properties officeooo:rsid="00156ae1" officeooo:paragraph-rsid="01b27956"/>
    </style:style>
    <style:style style:name="P74" style:family="paragraph" style:parent-style-name="Standard">
      <style:text-properties officeooo:rsid="00156ae1" officeooo:paragraph-rsid="01c3777e"/>
    </style:style>
    <style:style style:name="P75" style:family="paragraph" style:parent-style-name="Standard">
      <style:text-properties officeooo:rsid="00156ae1" officeooo:paragraph-rsid="01c5ff6f"/>
    </style:style>
    <style:style style:name="P76" style:family="paragraph" style:parent-style-name="Standard">
      <style:text-properties officeooo:rsid="00156ae1" officeooo:paragraph-rsid="01cf20a4"/>
    </style:style>
    <style:style style:name="P77" style:family="paragraph" style:parent-style-name="Standard">
      <style:text-properties officeooo:rsid="00156ae1" officeooo:paragraph-rsid="01d791b4"/>
    </style:style>
    <style:style style:name="P78" style:family="paragraph" style:parent-style-name="Standard">
      <style:text-properties officeooo:rsid="00156ae1" officeooo:paragraph-rsid="01db7dd6"/>
    </style:style>
    <style:style style:name="P79" style:family="paragraph" style:parent-style-name="Standard">
      <style:text-properties officeooo:rsid="00156ae1" officeooo:paragraph-rsid="01de20aa"/>
    </style:style>
    <style:style style:name="P80" style:family="paragraph" style:parent-style-name="Standard">
      <style:text-properties officeooo:rsid="00156ae1" officeooo:paragraph-rsid="01e7930d"/>
    </style:style>
    <style:style style:name="P81" style:family="paragraph" style:parent-style-name="Standard">
      <style:text-properties officeooo:rsid="00156ae1" officeooo:paragraph-rsid="01efc9a4"/>
    </style:style>
    <style:style style:name="P82" style:family="paragraph" style:parent-style-name="Standard">
      <style:text-properties officeooo:rsid="00156ae1" officeooo:paragraph-rsid="01f61363"/>
    </style:style>
    <style:style style:name="P83" style:family="paragraph" style:parent-style-name="Standard">
      <style:text-properties officeooo:rsid="00156ae1" officeooo:paragraph-rsid="0206ae01"/>
    </style:style>
    <style:style style:name="P84" style:family="paragraph" style:parent-style-name="Standard">
      <style:text-properties officeooo:rsid="00156ae1" officeooo:paragraph-rsid="020df2ce"/>
    </style:style>
    <style:style style:name="P85" style:family="paragraph" style:parent-style-name="Standard">
      <style:text-properties officeooo:rsid="00156ae1" officeooo:paragraph-rsid="022bbfff"/>
    </style:style>
    <style:style style:name="P86" style:family="paragraph" style:parent-style-name="Standard">
      <style:text-properties officeooo:rsid="00156ae1" officeooo:paragraph-rsid="0237954b"/>
    </style:style>
    <style:style style:name="P87" style:family="paragraph" style:parent-style-name="Standard">
      <style:text-properties officeooo:rsid="00156ae1" officeooo:paragraph-rsid="0239d721"/>
    </style:style>
    <style:style style:name="P88" style:family="paragraph" style:parent-style-name="Standard">
      <style:text-properties officeooo:rsid="00156ae1" officeooo:paragraph-rsid="023c996e"/>
    </style:style>
    <style:style style:name="P89" style:family="paragraph" style:parent-style-name="Standard">
      <style:text-properties officeooo:rsid="00156ae1" officeooo:paragraph-rsid="023e7c01"/>
    </style:style>
    <style:style style:name="P90" style:family="paragraph" style:parent-style-name="Standard">
      <style:text-properties officeooo:rsid="00156ae1" officeooo:paragraph-rsid="02433538"/>
    </style:style>
    <style:style style:name="P91" style:family="paragraph" style:parent-style-name="Standard">
      <style:text-properties officeooo:rsid="00156ae1" officeooo:paragraph-rsid="02496aa2"/>
    </style:style>
    <style:style style:name="P92" style:family="paragraph" style:parent-style-name="Standard">
      <style:text-properties officeooo:rsid="00156ae1" officeooo:paragraph-rsid="0269acaa"/>
    </style:style>
    <style:style style:name="P93" style:family="paragraph" style:parent-style-name="Standard">
      <style:text-properties officeooo:rsid="00156ae1" officeooo:paragraph-rsid="01cd8922"/>
    </style:style>
    <style:style style:name="P94" style:family="paragraph" style:parent-style-name="Standard">
      <style:text-properties officeooo:rsid="00156ae1" officeooo:paragraph-rsid="027e1194"/>
    </style:style>
    <style:style style:name="P95" style:family="paragraph" style:parent-style-name="Standard">
      <style:text-properties officeooo:rsid="00156ae1" officeooo:paragraph-rsid="029547c1"/>
    </style:style>
    <style:style style:name="P96" style:family="paragraph" style:parent-style-name="Standard">
      <style:text-properties officeooo:rsid="00156ae1" officeooo:paragraph-rsid="02b4da6d"/>
    </style:style>
    <style:style style:name="P97" style:family="paragraph" style:parent-style-name="Standard">
      <style:text-properties officeooo:rsid="00156ae1" officeooo:paragraph-rsid="02ce7b40"/>
    </style:style>
    <style:style style:name="P98" style:family="paragraph" style:parent-style-name="Standard">
      <style:text-properties officeooo:rsid="00156ae1" officeooo:paragraph-rsid="02d5236e"/>
    </style:style>
    <style:style style:name="P99" style:family="paragraph" style:parent-style-name="Standard">
      <style:text-properties officeooo:rsid="00156ae1" officeooo:paragraph-rsid="02de942f"/>
    </style:style>
    <style:style style:name="P100" style:family="paragraph" style:parent-style-name="Standard">
      <style:text-properties officeooo:rsid="00156ae1" officeooo:paragraph-rsid="02e9ff48"/>
    </style:style>
    <style:style style:name="P101" style:family="paragraph" style:parent-style-name="Standard">
      <style:text-properties officeooo:rsid="00156ae1" officeooo:paragraph-rsid="02ed9e37"/>
    </style:style>
    <style:style style:name="P102" style:family="paragraph" style:parent-style-name="Standard">
      <style:text-properties officeooo:rsid="00156ae1" officeooo:paragraph-rsid="02f5ab28"/>
    </style:style>
    <style:style style:name="P103" style:family="paragraph" style:parent-style-name="Standard">
      <style:text-properties officeooo:rsid="00156ae1" officeooo:paragraph-rsid="02fef8ca"/>
    </style:style>
    <style:style style:name="P104" style:family="paragraph" style:parent-style-name="Standard">
      <style:text-properties officeooo:rsid="00156ae1" officeooo:paragraph-rsid="03061a5a"/>
    </style:style>
    <style:style style:name="P105" style:family="paragraph" style:parent-style-name="Standard">
      <style:text-properties officeooo:rsid="00156ae1" officeooo:paragraph-rsid="03092110"/>
    </style:style>
    <style:style style:name="P106" style:family="paragraph" style:parent-style-name="Standard">
      <style:text-properties officeooo:rsid="00156ae1" officeooo:paragraph-rsid="03121e75"/>
    </style:style>
    <style:style style:name="P107" style:family="paragraph" style:parent-style-name="Standard">
      <style:text-properties officeooo:rsid="00156ae1" officeooo:paragraph-rsid="0312fa31"/>
    </style:style>
    <style:style style:name="P108" style:family="paragraph" style:parent-style-name="Standard">
      <style:text-properties officeooo:rsid="00156ae1" officeooo:paragraph-rsid="031b809d"/>
    </style:style>
    <style:style style:name="P109" style:family="paragraph" style:parent-style-name="Standard">
      <style:text-properties officeooo:rsid="00156ae1" officeooo:paragraph-rsid="0320f14f"/>
    </style:style>
    <style:style style:name="P110" style:family="paragraph" style:parent-style-name="Standard">
      <style:text-properties officeooo:rsid="00156ae1" officeooo:paragraph-rsid="0323e5a5"/>
    </style:style>
    <style:style style:name="P111" style:family="paragraph" style:parent-style-name="Standard">
      <style:text-properties officeooo:rsid="00156ae1" officeooo:paragraph-rsid="03274634"/>
    </style:style>
    <style:style style:name="P112" style:family="paragraph" style:parent-style-name="Standard">
      <style:text-properties officeooo:rsid="00156ae1" officeooo:paragraph-rsid="032caaf9"/>
    </style:style>
    <style:style style:name="P113" style:family="paragraph" style:parent-style-name="Standard">
      <style:text-properties officeooo:rsid="00156ae1" officeooo:paragraph-rsid="03301580"/>
    </style:style>
    <style:style style:name="P114" style:family="paragraph" style:parent-style-name="Standard">
      <style:text-properties officeooo:rsid="00156ae1" officeooo:paragraph-rsid="033b604a"/>
    </style:style>
    <style:style style:name="P115" style:family="paragraph" style:parent-style-name="Standard">
      <style:text-properties officeooo:rsid="00156ae1" officeooo:paragraph-rsid="03409d6a"/>
    </style:style>
    <style:style style:name="P116" style:family="paragraph" style:parent-style-name="Standard">
      <style:text-properties officeooo:rsid="00156ae1" officeooo:paragraph-rsid="036fe49a"/>
    </style:style>
    <style:style style:name="P117" style:family="paragraph" style:parent-style-name="Standard">
      <style:text-properties officeooo:rsid="00156ae1" officeooo:paragraph-rsid="0373daa2"/>
    </style:style>
    <style:style style:name="P118" style:family="paragraph" style:parent-style-name="Standard">
      <style:text-properties officeooo:rsid="00156ae1" officeooo:paragraph-rsid="037ab5ac"/>
    </style:style>
    <style:style style:name="P119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0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1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2" style:family="paragraph" style:parent-style-name="Standard">
      <style:text-properties officeooo:rsid="001ced07" officeooo:paragraph-rsid="001ced07"/>
    </style:style>
    <style:style style:name="P133" style:family="paragraph" style:parent-style-name="Standard">
      <style:text-properties officeooo:rsid="001f69de" officeooo:paragraph-rsid="001f69de"/>
    </style:style>
    <style:style style:name="P134" style:family="paragraph" style:parent-style-name="Standard">
      <style:text-properties officeooo:rsid="00208273" officeooo:paragraph-rsid="00208273"/>
    </style:style>
    <style:style style:name="P135" style:family="paragraph" style:parent-style-name="Standard">
      <style:text-properties officeooo:rsid="00241a1a" officeooo:paragraph-rsid="00241a1a"/>
    </style:style>
    <style:style style:name="P136" style:family="paragraph" style:parent-style-name="Standard">
      <style:text-properties officeooo:rsid="0025c69a" officeooo:paragraph-rsid="0025c69a"/>
    </style:style>
    <style:style style:name="P137" style:family="paragraph" style:parent-style-name="Standard">
      <style:text-properties officeooo:rsid="0026ee1b" officeooo:paragraph-rsid="0026ee1b"/>
    </style:style>
    <style:style style:name="P138" style:family="paragraph" style:parent-style-name="Standard">
      <style:text-properties officeooo:rsid="0028efc8" officeooo:paragraph-rsid="0028efc8"/>
    </style:style>
    <style:style style:name="P139" style:family="paragraph" style:parent-style-name="Standard">
      <style:text-properties officeooo:rsid="002a68d9" officeooo:paragraph-rsid="002a68d9"/>
    </style:style>
    <style:style style:name="P140" style:family="paragraph" style:parent-style-name="Standard">
      <style:text-properties officeooo:rsid="002ea7fb" officeooo:paragraph-rsid="002ea7fb"/>
    </style:style>
    <style:style style:name="P141" style:family="paragraph" style:parent-style-name="Standard">
      <style:text-properties officeooo:rsid="003311d3" officeooo:paragraph-rsid="003311d3"/>
    </style:style>
    <style:style style:name="P142" style:family="paragraph" style:parent-style-name="Standard">
      <style:text-properties officeooo:rsid="00359470" officeooo:paragraph-rsid="00359470"/>
    </style:style>
    <style:style style:name="P143" style:family="paragraph" style:parent-style-name="Standard">
      <style:text-properties officeooo:rsid="00390278" officeooo:paragraph-rsid="00390278"/>
    </style:style>
    <style:style style:name="P144" style:family="paragraph" style:parent-style-name="Standard">
      <style:text-properties officeooo:rsid="00430558" officeooo:paragraph-rsid="00430558"/>
    </style:style>
    <style:style style:name="P145" style:family="paragraph" style:parent-style-name="Standard">
      <style:text-properties officeooo:rsid="0043d6c2" officeooo:paragraph-rsid="0043d6c2"/>
    </style:style>
    <style:style style:name="P146" style:family="paragraph" style:parent-style-name="Standard">
      <style:text-properties officeooo:rsid="004a917e" officeooo:paragraph-rsid="004a917e"/>
    </style:style>
    <style:style style:name="P147" style:family="paragraph" style:parent-style-name="Standard">
      <style:text-properties officeooo:rsid="0057edda" officeooo:paragraph-rsid="0057edda"/>
    </style:style>
    <style:style style:name="P148" style:family="paragraph" style:parent-style-name="Standard">
      <style:text-properties officeooo:rsid="005ef515" officeooo:paragraph-rsid="005ef515"/>
    </style:style>
    <style:style style:name="P149" style:family="paragraph" style:parent-style-name="Standard">
      <style:text-properties officeooo:rsid="0062d222" officeooo:paragraph-rsid="0062d222"/>
    </style:style>
    <style:style style:name="P150" style:family="paragraph" style:parent-style-name="Standard">
      <style:text-properties officeooo:rsid="006a3f99" officeooo:paragraph-rsid="006a3f99"/>
    </style:style>
    <style:style style:name="P151" style:family="paragraph" style:parent-style-name="Standard">
      <style:text-properties officeooo:rsid="006d660b" officeooo:paragraph-rsid="006d660b"/>
    </style:style>
    <style:style style:name="P152" style:family="paragraph" style:parent-style-name="Standard">
      <style:text-properties officeooo:rsid="007612fd" officeooo:paragraph-rsid="007612fd"/>
    </style:style>
    <style:style style:name="P153" style:family="paragraph" style:parent-style-name="Standard">
      <style:text-properties officeooo:rsid="00962c1a" officeooo:paragraph-rsid="00962c1a"/>
    </style:style>
    <style:style style:name="P154" style:family="paragraph" style:parent-style-name="Standard">
      <style:text-properties officeooo:rsid="00998533" officeooo:paragraph-rsid="00998533"/>
    </style:style>
    <style:style style:name="P155" style:family="paragraph" style:parent-style-name="Standard">
      <style:text-properties officeooo:rsid="00a83387" officeooo:paragraph-rsid="00a83387"/>
    </style:style>
    <style:style style:name="P156" style:family="paragraph" style:parent-style-name="Standard">
      <style:text-properties officeooo:rsid="00b2dcb9" officeooo:paragraph-rsid="00b2dcb9"/>
    </style:style>
    <style:style style:name="P157" style:family="paragraph" style:parent-style-name="Standard">
      <style:text-properties officeooo:rsid="00bb2113" officeooo:paragraph-rsid="00bb2113"/>
    </style:style>
    <style:style style:name="P158" style:family="paragraph" style:parent-style-name="Standard">
      <style:text-properties officeooo:rsid="00c68297" officeooo:paragraph-rsid="00c68297"/>
    </style:style>
    <style:style style:name="P159" style:family="paragraph" style:parent-style-name="Standard">
      <style:text-properties officeooo:rsid="00dc29f4" officeooo:paragraph-rsid="00dc29f4"/>
    </style:style>
    <style:style style:name="P160" style:family="paragraph" style:parent-style-name="Standard">
      <style:text-properties officeooo:paragraph-rsid="00df4397"/>
    </style:style>
    <style:style style:name="P161" style:family="paragraph" style:parent-style-name="Standard">
      <style:text-properties officeooo:rsid="00df4397" officeooo:paragraph-rsid="00df4397"/>
    </style:style>
    <style:style style:name="P162" style:family="paragraph" style:parent-style-name="Standard">
      <style:text-properties officeooo:rsid="00e07e35" officeooo:paragraph-rsid="00e07e35"/>
    </style:style>
    <style:style style:name="P163" style:family="paragraph" style:parent-style-name="Standard">
      <style:text-properties officeooo:paragraph-rsid="00eb8c6a"/>
    </style:style>
    <style:style style:name="P164" style:family="paragraph" style:parent-style-name="Standard">
      <style:text-properties officeooo:paragraph-rsid="00f2e558"/>
    </style:style>
    <style:style style:name="P165" style:family="paragraph" style:parent-style-name="Standard">
      <style:text-properties officeooo:paragraph-rsid="00fb1cb5"/>
    </style:style>
    <style:style style:name="P166" style:family="paragraph" style:parent-style-name="Standard">
      <style:text-properties officeooo:paragraph-rsid="00ffd1a8"/>
    </style:style>
    <style:style style:name="P167" style:family="paragraph" style:parent-style-name="Standard">
      <style:text-properties officeooo:paragraph-rsid="01025fe5"/>
    </style:style>
    <style:style style:name="P168" style:family="paragraph" style:parent-style-name="Standard">
      <style:text-properties officeooo:paragraph-rsid="01052d09"/>
    </style:style>
    <style:style style:name="P169" style:family="paragraph" style:parent-style-name="Standard">
      <style:text-properties officeooo:paragraph-rsid="0106db61"/>
    </style:style>
    <style:style style:name="P170" style:family="paragraph" style:parent-style-name="Standard">
      <style:text-properties officeooo:rsid="010d023b" officeooo:paragraph-rsid="010d023b"/>
    </style:style>
    <style:style style:name="P171" style:family="paragraph" style:parent-style-name="Standard">
      <style:text-properties officeooo:paragraph-rsid="011ce349"/>
    </style:style>
    <style:style style:name="P172" style:family="paragraph" style:parent-style-name="Standard">
      <style:text-properties officeooo:rsid="011ce349" officeooo:paragraph-rsid="011ce349"/>
    </style:style>
    <style:style style:name="P173" style:family="paragraph" style:parent-style-name="Standard">
      <style:text-properties officeooo:rsid="01221108" officeooo:paragraph-rsid="01221108"/>
    </style:style>
    <style:style style:name="P174" style:family="paragraph" style:parent-style-name="Standard">
      <style:text-properties officeooo:rsid="012a81bb" officeooo:paragraph-rsid="012a81bb"/>
    </style:style>
    <style:style style:name="P175" style:family="paragraph" style:parent-style-name="Standard">
      <style:text-properties officeooo:paragraph-rsid="012ab137"/>
    </style:style>
    <style:style style:name="P176" style:family="paragraph" style:parent-style-name="Standard">
      <style:text-properties officeooo:paragraph-rsid="012ce5fb"/>
    </style:style>
    <style:style style:name="P177" style:family="paragraph" style:parent-style-name="Standard">
      <style:text-properties officeooo:paragraph-rsid="012f17e7"/>
    </style:style>
    <style:style style:name="P178" style:family="paragraph" style:parent-style-name="Standard">
      <style:text-properties officeooo:paragraph-rsid="01341dc3"/>
    </style:style>
    <style:style style:name="P179" style:family="paragraph" style:parent-style-name="Standard">
      <style:text-properties officeooo:paragraph-rsid="01374101"/>
    </style:style>
    <style:style style:name="P180" style:family="paragraph" style:parent-style-name="Standard">
      <style:text-properties officeooo:rsid="015ebbfc" officeooo:paragraph-rsid="015ebbfc"/>
    </style:style>
    <style:style style:name="P181" style:family="paragraph" style:parent-style-name="Standard">
      <style:text-properties officeooo:rsid="0162c4e7" officeooo:paragraph-rsid="0162c4e7"/>
    </style:style>
    <style:style style:name="P182" style:family="paragraph" style:parent-style-name="Standard">
      <style:text-properties officeooo:rsid="016a9da1" officeooo:paragraph-rsid="016a9da1"/>
    </style:style>
    <style:style style:name="P183" style:family="paragraph" style:parent-style-name="Standard">
      <style:text-properties officeooo:rsid="0177badc" officeooo:paragraph-rsid="0177badc"/>
    </style:style>
    <style:style style:name="P184" style:family="paragraph" style:parent-style-name="Standard">
      <style:text-properties officeooo:rsid="017c0406" officeooo:paragraph-rsid="017c0406"/>
    </style:style>
    <style:style style:name="P185" style:family="paragraph" style:parent-style-name="Standard">
      <style:text-properties officeooo:rsid="018021ad" officeooo:paragraph-rsid="018021ad"/>
    </style:style>
    <style:style style:name="P186" style:family="paragraph" style:parent-style-name="Standard">
      <style:text-properties officeooo:rsid="01855cb1" officeooo:paragraph-rsid="01855cb1"/>
    </style:style>
    <style:style style:name="P187" style:family="paragraph" style:parent-style-name="Standard">
      <style:text-properties officeooo:rsid="018b4c02" officeooo:paragraph-rsid="018b4c02"/>
    </style:style>
    <style:style style:name="P188" style:family="paragraph" style:parent-style-name="Standard">
      <style:text-properties officeooo:rsid="018f6877" officeooo:paragraph-rsid="018f6877"/>
    </style:style>
    <style:style style:name="P189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190" style:family="paragraph" style:parent-style-name="Standard">
      <style:text-properties officeooo:rsid="01a6fbb6" officeooo:paragraph-rsid="01a6fbb6"/>
    </style:style>
    <style:style style:name="P191" style:family="paragraph" style:parent-style-name="Standard">
      <style:text-properties officeooo:rsid="01a89716" officeooo:paragraph-rsid="01a89716"/>
    </style:style>
    <style:style style:name="P192" style:family="paragraph" style:parent-style-name="Standard">
      <style:text-properties officeooo:rsid="01b27956" officeooo:paragraph-rsid="01b27956"/>
    </style:style>
    <style:style style:name="P193" style:family="paragraph" style:parent-style-name="Standard">
      <style:text-properties officeooo:rsid="01b5374a" officeooo:paragraph-rsid="01b5374a"/>
    </style:style>
    <style:style style:name="P194" style:family="paragraph" style:parent-style-name="Standard">
      <style:text-properties officeooo:rsid="01c3777e" officeooo:paragraph-rsid="01c3777e"/>
    </style:style>
    <style:style style:name="P195" style:family="paragraph" style:parent-style-name="Standard">
      <style:text-properties officeooo:rsid="01c5ff6f" officeooo:paragraph-rsid="01c5ff6f"/>
    </style:style>
    <style:style style:name="P196" style:family="paragraph" style:parent-style-name="Standard">
      <style:text-properties officeooo:rsid="01cd8922" officeooo:paragraph-rsid="01cd8922"/>
    </style:style>
    <style:style style:name="P197" style:family="paragraph" style:parent-style-name="Standard">
      <style:text-properties officeooo:rsid="01cf20a4" officeooo:paragraph-rsid="01cf20a4"/>
    </style:style>
    <style:style style:name="P198" style:family="paragraph" style:parent-style-name="Standard">
      <style:text-properties officeooo:rsid="01d791b4" officeooo:paragraph-rsid="01d791b4"/>
    </style:style>
    <style:style style:name="P199" style:family="paragraph" style:parent-style-name="Standard">
      <style:text-properties officeooo:rsid="01db7dd6" officeooo:paragraph-rsid="01db7dd6"/>
    </style:style>
    <style:style style:name="P200" style:family="paragraph" style:parent-style-name="Standard">
      <style:text-properties officeooo:rsid="01de20aa" officeooo:paragraph-rsid="01de20aa"/>
    </style:style>
    <style:style style:name="P201" style:family="paragraph" style:parent-style-name="Standard">
      <style:text-properties officeooo:rsid="01e7930d" officeooo:paragraph-rsid="01e7930d"/>
    </style:style>
    <style:style style:name="P202" style:family="paragraph" style:parent-style-name="Standard">
      <style:text-properties officeooo:rsid="01efc9a4" officeooo:paragraph-rsid="01efc9a4"/>
    </style:style>
    <style:style style:name="P203" style:family="paragraph" style:parent-style-name="Standard">
      <style:text-properties officeooo:rsid="01f61363" officeooo:paragraph-rsid="01f61363"/>
    </style:style>
    <style:style style:name="P204" style:family="paragraph" style:parent-style-name="Standard">
      <style:text-properties officeooo:rsid="0206ae01" officeooo:paragraph-rsid="0206ae01"/>
    </style:style>
    <style:style style:name="P205" style:family="paragraph" style:parent-style-name="Standard">
      <style:text-properties officeooo:rsid="020df2ce" officeooo:paragraph-rsid="020df2ce"/>
    </style:style>
    <style:style style:name="P206" style:family="paragraph" style:parent-style-name="Standard">
      <style:text-properties officeooo:rsid="022bbfff" officeooo:paragraph-rsid="022bbfff"/>
    </style:style>
    <style:style style:name="P207" style:family="paragraph" style:parent-style-name="Standard">
      <style:text-properties officeooo:rsid="0237954b" officeooo:paragraph-rsid="0237954b"/>
    </style:style>
    <style:style style:name="P208" style:family="paragraph" style:parent-style-name="Standard">
      <style:text-properties officeooo:rsid="0239d721" officeooo:paragraph-rsid="0239d721"/>
    </style:style>
    <style:style style:name="P209" style:family="paragraph" style:parent-style-name="Standard">
      <style:text-properties officeooo:rsid="023c996e" officeooo:paragraph-rsid="023c996e"/>
    </style:style>
    <style:style style:name="P210" style:family="paragraph" style:parent-style-name="Standard">
      <style:text-properties officeooo:rsid="023e7c01" officeooo:paragraph-rsid="023e7c01"/>
    </style:style>
    <style:style style:name="P211" style:family="paragraph" style:parent-style-name="Standard">
      <style:text-properties officeooo:rsid="02433538" officeooo:paragraph-rsid="02433538"/>
    </style:style>
    <style:style style:name="P212" style:family="paragraph" style:parent-style-name="Standard">
      <style:text-properties officeooo:rsid="02496aa2" officeooo:paragraph-rsid="02496aa2"/>
    </style:style>
    <style:style style:name="P213" style:family="paragraph" style:parent-style-name="Standard">
      <style:text-properties officeooo:rsid="0269acaa" officeooo:paragraph-rsid="0269acaa"/>
    </style:style>
    <style:style style:name="P214" style:family="paragraph" style:parent-style-name="Standard">
      <style:text-properties officeooo:rsid="027e1194" officeooo:paragraph-rsid="027e1194"/>
    </style:style>
    <style:style style:name="P215" style:family="paragraph" style:parent-style-name="Standard">
      <style:text-properties officeooo:rsid="029547c1" officeooo:paragraph-rsid="029547c1"/>
    </style:style>
    <style:style style:name="P216" style:family="paragraph" style:parent-style-name="Standard">
      <style:text-properties officeooo:rsid="02b4da6d" officeooo:paragraph-rsid="02b4da6d"/>
    </style:style>
    <style:style style:name="P217" style:family="paragraph" style:parent-style-name="Standard">
      <style:text-properties officeooo:rsid="02ce7b40" officeooo:paragraph-rsid="02ce7b40"/>
    </style:style>
    <style:style style:name="P218" style:family="paragraph" style:parent-style-name="Standard">
      <style:text-properties officeooo:rsid="02d5236e" officeooo:paragraph-rsid="02d5236e"/>
    </style:style>
    <style:style style:name="P219" style:family="paragraph" style:parent-style-name="Standard">
      <style:text-properties officeooo:rsid="02de942f" officeooo:paragraph-rsid="02de942f"/>
    </style:style>
    <style:style style:name="P220" style:family="paragraph" style:parent-style-name="Standard">
      <style:text-properties officeooo:rsid="02e9ff48" officeooo:paragraph-rsid="02e9ff48"/>
    </style:style>
    <style:style style:name="P221" style:family="paragraph" style:parent-style-name="Standard">
      <style:text-properties officeooo:rsid="02ed9e37" officeooo:paragraph-rsid="02ed9e37"/>
    </style:style>
    <style:style style:name="P222" style:family="paragraph" style:parent-style-name="Standard">
      <style:text-properties officeooo:rsid="02f5ab28" officeooo:paragraph-rsid="02f5ab28"/>
    </style:style>
    <style:style style:name="P223" style:family="paragraph" style:parent-style-name="Standard">
      <style:text-properties officeooo:rsid="02fef8ca" officeooo:paragraph-rsid="02fef8ca"/>
    </style:style>
    <style:style style:name="P224" style:family="paragraph" style:parent-style-name="Standard">
      <style:text-properties officeooo:rsid="03061a5a" officeooo:paragraph-rsid="03061a5a"/>
    </style:style>
    <style:style style:name="P225" style:family="paragraph" style:parent-style-name="Standard">
      <style:text-properties officeooo:rsid="03092110" officeooo:paragraph-rsid="03092110"/>
    </style:style>
    <style:style style:name="P226" style:family="paragraph" style:parent-style-name="Standard">
      <style:text-properties officeooo:rsid="03121e75" officeooo:paragraph-rsid="03121e75"/>
    </style:style>
    <style:style style:name="P227" style:family="paragraph" style:parent-style-name="Standard">
      <style:text-properties officeooo:rsid="0312fa31" officeooo:paragraph-rsid="0312fa31"/>
    </style:style>
    <style:style style:name="P228" style:family="paragraph" style:parent-style-name="Standard">
      <style:text-properties officeooo:rsid="031b809d" officeooo:paragraph-rsid="031b809d"/>
    </style:style>
    <style:style style:name="P229" style:family="paragraph" style:parent-style-name="Standard">
      <style:text-properties officeooo:rsid="0320f14f" officeooo:paragraph-rsid="0320f14f"/>
    </style:style>
    <style:style style:name="P230" style:family="paragraph" style:parent-style-name="Standard">
      <style:text-properties officeooo:rsid="0323e5a5" officeooo:paragraph-rsid="0323e5a5"/>
    </style:style>
    <style:style style:name="P231" style:family="paragraph" style:parent-style-name="Standard">
      <style:text-properties officeooo:rsid="03274634" officeooo:paragraph-rsid="03274634"/>
    </style:style>
    <style:style style:name="P232" style:family="paragraph" style:parent-style-name="Standard">
      <style:text-properties officeooo:rsid="032caaf9" officeooo:paragraph-rsid="032caaf9"/>
    </style:style>
    <style:style style:name="P233" style:family="paragraph" style:parent-style-name="Standard">
      <style:text-properties officeooo:rsid="03301580" officeooo:paragraph-rsid="03301580"/>
    </style:style>
    <style:style style:name="P234" style:family="paragraph" style:parent-style-name="Standard">
      <style:text-properties officeooo:rsid="033b604a" officeooo:paragraph-rsid="033b604a"/>
    </style:style>
    <style:style style:name="P235" style:family="paragraph" style:parent-style-name="Standard">
      <style:text-properties officeooo:rsid="03409d6a" officeooo:paragraph-rsid="03409d6a"/>
    </style:style>
    <style:style style:name="P236" style:family="paragraph" style:parent-style-name="Standard">
      <style:text-properties officeooo:rsid="036fe49a" officeooo:paragraph-rsid="036fe49a"/>
    </style:style>
    <style:style style:name="P237" style:family="paragraph" style:parent-style-name="Standard">
      <style:text-properties officeooo:rsid="0373daa2" officeooo:paragraph-rsid="0373daa2"/>
    </style:style>
    <style:style style:name="P238" style:family="paragraph" style:parent-style-name="Standard">
      <style:text-properties officeooo:rsid="037ab5ac" officeooo:paragraph-rsid="037ab5ac"/>
    </style:style>
    <style:style style:name="P239" style:family="paragraph" style:parent-style-name="Standard">
      <style:paragraph-properties fo:text-align="start" style:justify-single-word="false"/>
    </style:style>
    <style:style style:name="P240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41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42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43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44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45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46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47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48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49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50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51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52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53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54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55" style:family="paragraph" style:parent-style-name="Table_20_Contents">
      <style:paragraph-properties fo:text-align="center" style:justify-single-word="false"/>
    </style:style>
    <style:style style:name="P256" style:family="paragraph" style:parent-style-name="Table_20_Contents">
      <style:paragraph-properties fo:text-align="end" style:justify-single-word="false"/>
    </style:style>
    <style:style style:name="P257" style:family="paragraph" style:parent-style-name="Standard">
      <style:paragraph-properties fo:text-align="center" style:justify-single-word="false"/>
    </style:style>
    <style:style style:name="P258" style:family="paragraph" style:parent-style-name="Standard">
      <style:paragraph-properties fo:text-align="center" style:justify-single-word="false"/>
      <style:text-properties officeooo:paragraph-rsid="04001c05"/>
    </style:style>
    <style:style style:name="P259" style:family="paragraph" style:parent-style-name="Standard">
      <style:text-properties officeooo:paragraph-rsid="04001c05"/>
    </style:style>
    <style:style style:name="P260" style:family="paragraph" style:parent-style-name="Standard">
      <style:paragraph-properties fo:text-align="start" style:justify-single-word="false"/>
      <style:text-properties officeooo:paragraph-rsid="04001c05"/>
    </style:style>
    <style:style style:name="P261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262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263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264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265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266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267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268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269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270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271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272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273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74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75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76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77" style:family="paragraph" style:parent-style-name="Standard">
      <style:text-properties officeooo:rsid="0420f791" officeooo:paragraph-rsid="0420f791"/>
    </style:style>
    <style:style style:name="P278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79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80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81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82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283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284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285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286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287" style:family="paragraph" style:parent-style-name="Table_20_Contents">
      <style:paragraph-properties fo:text-align="center" style:justify-single-word="false"/>
    </style:style>
    <style:style style:name="P288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officeooo:rsid="001f69de"/>
    </style:style>
    <style:style style:name="T49" style:family="text">
      <style:text-properties officeooo:rsid="00241a1a"/>
    </style:style>
    <style:style style:name="T50" style:family="text">
      <style:text-properties officeooo:rsid="002a68d9"/>
    </style:style>
    <style:style style:name="T51" style:family="text">
      <style:text-properties officeooo:rsid="00359470"/>
    </style:style>
    <style:style style:name="T52" style:family="text">
      <style:text-properties officeooo:rsid="0043d6c2"/>
    </style:style>
    <style:style style:name="T53" style:family="text">
      <style:text-properties officeooo:rsid="0057edda"/>
    </style:style>
    <style:style style:name="T54" style:family="text">
      <style:text-properties officeooo:rsid="006d660b"/>
    </style:style>
    <style:style style:name="T55" style:family="text">
      <style:text-properties officeooo:rsid="00998533"/>
    </style:style>
    <style:style style:name="T56" style:family="text">
      <style:text-properties officeooo:rsid="00b2dcb9"/>
    </style:style>
    <style:style style:name="T57" style:family="text">
      <style:text-properties officeooo:rsid="00c68297"/>
    </style:style>
    <style:style style:name="T58" style:family="text">
      <style:text-properties officeooo:rsid="00e07e35"/>
    </style:style>
    <style:style style:name="T59" style:family="text">
      <style:text-properties officeooo:rsid="0162c4e7"/>
    </style:style>
    <style:style style:name="T60" style:family="text">
      <style:text-properties officeooo:rsid="0177badc"/>
    </style:style>
    <style:style style:name="T61" style:family="text">
      <style:text-properties officeooo:rsid="01b27956"/>
    </style:style>
    <style:style style:name="T62" style:family="text">
      <style:text-properties officeooo:rsid="01cc6fc2"/>
    </style:style>
    <style:style style:name="T63" style:family="text">
      <style:text-properties officeooo:rsid="01cf20a4"/>
    </style:style>
    <style:style style:name="T64" style:family="text">
      <style:text-properties officeooo:rsid="0206ae01"/>
    </style:style>
    <style:style style:name="T65" style:family="text">
      <style:text-properties officeooo:rsid="022bbfff"/>
    </style:style>
    <style:style style:name="T66" style:family="text">
      <style:text-properties officeooo:rsid="023e7c01"/>
    </style:style>
    <style:style style:name="T67" style:family="text">
      <style:text-properties officeooo:rsid="0269acaa"/>
    </style:style>
    <style:style style:name="T68" style:family="text">
      <style:text-properties officeooo:rsid="029547c1"/>
    </style:style>
    <style:style style:name="T69" style:family="text">
      <style:text-properties officeooo:rsid="02d5236e"/>
    </style:style>
    <style:style style:name="T70" style:family="text">
      <style:text-properties officeooo:rsid="02e9ff48"/>
    </style:style>
    <style:style style:name="T71" style:family="text">
      <style:text-properties officeooo:rsid="02f5ab28"/>
    </style:style>
    <style:style style:name="T72" style:family="text">
      <style:text-properties officeooo:rsid="03061a5a"/>
    </style:style>
    <style:style style:name="T73" style:family="text">
      <style:text-properties officeooo:rsid="031b809d"/>
    </style:style>
    <style:style style:name="T74" style:family="text">
      <style:text-properties officeooo:rsid="0323e5a5"/>
    </style:style>
    <style:style style:name="T75" style:family="text">
      <style:text-properties officeooo:rsid="037ab5ac"/>
    </style:style>
    <style:style style:name="T76" style:family="text">
      <style:text-properties officeooo:rsid="0392cdd4"/>
    </style:style>
    <style:style style:name="T77" style:family="text">
      <style:text-properties officeooo:rsid="03aa6125"/>
    </style:style>
    <style:style style:name="T78" style:family="text">
      <style:text-properties officeooo:rsid="03c59a11"/>
    </style:style>
    <style:style style:name="T79" style:family="text">
      <style:text-properties officeooo:rsid="03ed3323"/>
    </style:style>
    <style:style style:name="T80" style:family="text">
      <style:text-properties officeooo:rsid="03fa285e"/>
    </style:style>
    <style:style style:name="T81" style:family="text">
      <style:text-properties officeooo:rsid="040587e2"/>
    </style:style>
    <style:style style:name="T82" style:family="text">
      <style:text-properties officeooo:rsid="041fcd58"/>
    </style:style>
    <style:style style:name="T83" style:family="text">
      <style:text-properties officeooo:rsid="042a007d"/>
    </style:style>
    <style:style style:name="T84" style:family="text">
      <style:text-properties officeooo:rsid="0452233c"/>
    </style:style>
    <style:style style:name="T85" style:family="text">
      <style:text-properties officeooo:rsid="045a691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5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5">Exercício I</text:p>
      <text:p text:style-name="P13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255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25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6">Exercício I<text:span text:style-name="T48">I</text:span></text:p>
      <text:p text:style-name="P133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255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56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7">Exercício I<text:span text:style-name="T48">II</text:span></text:p>
      <text:p text:style-name="P134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255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56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8">Exercício I<text:span text:style-name="T49">V</text:span></text:p>
      <text:p text:style-name="P135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255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56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9">Exercício <text:span text:style-name="T49">V</text:span></text:p>
      <text:p text:style-name="P136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255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56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0"/>
      <text:p text:style-name="P20"/>
      <text:p text:style-name="P20"/>
      <text:p text:style-name="P20"/>
      <text:p text:style-name="P20"/>
      <text:p text:style-name="P20"><text:soft-page-break/>Exercício <text:span text:style-name="T49">VI</text:span></text:p>
      <text:p text:style-name="P137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55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56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1">Exercício I</text:p>
      <text:p text:style-name="P138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255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56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2"/>
      <text:p text:style-name="P22">Exercício I<text:span text:style-name="T50">I</text:span></text:p>
      <text:p text:style-name="P139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255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56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3">Exercício I<text:span text:style-name="T50">I</text:span></text:p>
      <text:p text:style-name="P140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255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56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5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4"/>
      <text:p text:style-name="P24">Exercício I</text:p>
      <text:p text:style-name="P141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255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56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27">Exercício I<text:span text:style-name="T51">I</text:span></text:p>
      <text:p text:style-name="P142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255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56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28">Exercício I</text:p>
      <text:p text:style-name="P143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255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56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189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29">Exercício I</text:p>
      <text:p text:style-name="P144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255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56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0">Exercício I<text:span text:style-name="T52">I</text:span></text:p>
      <text:p text:style-name="P145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255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56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1">Exercício I<text:span text:style-name="T52">II</text:span></text:p>
      <text:p text:style-name="P146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255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56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2">Exercício I<text:span text:style-name="T53">V</text:span></text:p>
      <text:p text:style-name="P147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255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56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4"/>
      <text:p text:style-name="P33"/>
      <text:p text:style-name="P33"/>
      <text:p text:style-name="P33"><text:soft-page-break/>Exercício <text:span text:style-name="T53">V</text:span></text:p>
      <text:p text:style-name="P148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255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56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4">Exercício I</text:p>
      <text:p text:style-name="P149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255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56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6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5"/>
      <text:p text:style-name="P35">Exercício I</text:p>
      <text:p text:style-name="P150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255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56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6">Exercício I<text:span text:style-name="T54">I</text:span></text:p>
      <text:p text:style-name="P151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255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56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37"/>
      <text:p text:style-name="P37"/>
      <text:p text:style-name="P37"/>
      <text:p text:style-name="P37"/>
      <text:p text:style-name="P37"><text:soft-page-break/>Exercício I<text:span text:style-name="T54">II</text:span></text:p>
      <text:p text:style-name="P152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255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56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38">Exercício I</text:p>
      <text:p text:style-name="P153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255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56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39">Exercício I<text:span text:style-name="T55">I</text:span></text:p>
      <text:p text:style-name="P154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255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56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4"/>
      <text:p text:style-name="P40"/>
      <text:p text:style-name="P40"/>
      <text:p text:style-name="P40"><text:soft-page-break/>Exercício I<text:span text:style-name="T55">II</text:span></text:p>
      <text:p text:style-name="P155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255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56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1">Exercício I<text:span text:style-name="T56">V</text:span></text:p>
      <text:p text:style-name="P156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255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56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2">Exercício I</text:p>
      <text:p text:style-name="P157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255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56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3">Exercício I<text:span text:style-name="T57">I</text:span></text:p>
      <text:p text:style-name="P158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255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56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4">Exercício I</text:p>
      <text:p text:style-name="P159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255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56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60"/>
      <text:p text:style-name="P45">Exercício I</text:p>
      <text:p text:style-name="P161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255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56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6">Exercício I<text:span text:style-name="T58">I</text:span></text:p>
      <text:p text:style-name="P162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255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56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63"/>
      <text:p text:style-name="P47">Exercício I</text:p>
      <text:p text:style-name="P163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255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56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63"/>
      <text:p text:style-name="P48">Exercício II</text:p>
      <text:p text:style-name="P164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255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56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64"/>
      <text:p text:style-name="P49">Exercício II</text:p>
      <text:p text:style-name="P165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255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56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65"/>
      <text:p text:style-name="P50"/>
      <text:p text:style-name="P50"/>
      <text:p text:style-name="P50"/>
      <text:p text:style-name="P50"/>
      <text:p text:style-name="P50"><text:soft-page-break/>Exercício III</text:p>
      <text:p text:style-name="P166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255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56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66"/>
      <text:p text:style-name="P51">Exercício IV</text:p>
      <text:p text:style-name="P167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255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56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67"/>
      <text:p text:style-name="P52">Exercício V</text:p>
      <text:p text:style-name="P168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255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56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168"/>
      <text:p text:style-name="P53">Exercício VI</text:p>
      <text:p text:style-name="P169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255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56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169"/>
      <text:p text:style-name="P54">Exercício VII</text:p>
      <text:p text:style-name="P170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255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56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69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171"/>
      <text:p text:style-name="P55">Exercício I</text:p>
      <text:p text:style-name="P172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255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56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171"/>
      <text:p text:style-name="P56"><text:soft-page-break/>Exercício II</text:p>
      <text:p text:style-name="P173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255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56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171"/>
      <text:p text:style-name="P57">Exercício III</text:p>
      <text:p text:style-name="P174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255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56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171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175"/>
      <text:p text:style-name="P58">Exercício I</text:p>
      <text:p text:style-name="P175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255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56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175"/>
      <text:p text:style-name="P59">Exercício II</text:p>
      <text:p text:style-name="P176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255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56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176"/>
      <text:p text:style-name="P177"/>
      <text:p text:style-name="P177"/>
      <text:p text:style-name="P177"/>
      <text:p text:style-name="P177"/>
      <text:p text:style-name="P177"/>
      <text:p text:style-name="P60"><text:soft-page-break/>Exercício III</text:p>
      <text:p text:style-name="P177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255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56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177"/>
      <text:p text:style-name="P61">Exercício IV</text:p>
      <text:p text:style-name="P178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255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56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178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179"/>
      <text:p text:style-name="P62">Exercício I</text:p>
      <text:p text:style-name="P179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255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56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179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179"/>
      <text:p text:style-name="P63">Exercício I</text:p>
      <text:p text:style-name="P180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255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56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4">Exercício I<text:span text:style-name="T59">I</text:span></text:p>
      <text:p text:style-name="P181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255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56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5"><text:soft-page-break/>Exercício I<text:span text:style-name="T59">II</text:span></text:p>
      <text:p text:style-name="P182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255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56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6">Exercício I<text:span text:style-name="T60">V</text:span></text:p>
      <text:p text:style-name="P183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255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56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67">Exercício <text:span text:style-name="T60">V</text:span></text:p>
      <text:p text:style-name="P184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255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56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68">Exercício <text:span text:style-name="T60">VI</text:span></text:p>
      <text:p text:style-name="P185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255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56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69">Exercício <text:span text:style-name="T60">VII</text:span></text:p>
      <text:p text:style-name="P186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255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56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0"><text:soft-page-break/>Exercício <text:span text:style-name="T60">VIII</text:span></text:p>
      <text:p text:style-name="P187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255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56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1">Exercício I</text:p>
      <text:p text:style-name="P188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255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56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2">Exercício I</text:p>
      <text:p text:style-name="P191">O custo marginal por unidade x é dado pela expressão <draw:frame draw:style-name="fr3" draw:name="Objeto58" text:anchor-type="as-char" svg:y="-0.681cm" svg:width="3.184cm" svg:height="1.06cm" draw:z-index="87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190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255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56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I<text:span text:style-name="T61">I</text:span></text:p>
      <text:p text:style-name="P73"/>
      <text:p text:style-name="P193">O rendimento marginal de um bem em quantidade (x) é dado pela expressão <draw:frame draw:style-name="fr3" draw:name="Objeto60" text:anchor-type="as-char" svg:y="-0.437cm" svg:width="2.729cm" svg:height="0.527cm" draw:z-index="80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192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255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256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93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4">Exercício I</text:p>
      <text:p text:style-name="P194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255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256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5"/>
      <text:p text:style-name="P75"/>
      <text:p text:style-name="P75"/>
      <text:p text:style-name="P75"><text:soft-page-break/>Exercício I<text:span text:style-name="T62">I</text:span></text:p>
      <text:p text:style-name="P195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255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256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3">Exercício III</text:p>
      <text:p text:style-name="P196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255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256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6">Exercício I<text:span text:style-name="T63">V</text:span></text:p>
      <text:p text:style-name="P197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255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256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77">Exercício <text:span text:style-name="T63">V</text:span></text:p>
      <text:p text:style-name="P198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255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256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78">Exercício <text:span text:style-name="T63">VI</text:span></text:p>
      <text:p text:style-name="P199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255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256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79"/>
      <text:p text:style-name="P79"><text:soft-page-break/>Exercício <text:span text:style-name="T63">VI</text:span></text:p>
      <text:p text:style-name="P200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255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256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0">Exercício <text:span text:style-name="T63">VII</text:span></text:p>
      <text:p text:style-name="P201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255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256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1">Exercício <text:span text:style-name="T63">VIII</text:span></text:p>
      <text:p text:style-name="P202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255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256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2">Exercício I</text:p>
      <text:p text:style-name="P203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255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256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4"/>
      <text:p text:style-name="P83">Exercício I<text:span text:style-name="T64">I</text:span></text:p>
      <text:p text:style-name="P204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255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256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4">Exercício I<text:span text:style-name="T64">II</text:span></text:p>
      <text:p text:style-name="P205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255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256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Exercício I<text:span text:style-name="T65">V</text:span></text:p>
      <text:p text:style-name="P206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255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256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6">Exercício <text:span text:style-name="T65">V</text:span></text:p>
      <text:p text:style-name="P207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255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256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87">Exercício <text:span text:style-name="T65">VI</text:span></text:p>
      <text:p text:style-name="P208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255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256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88">Exercício I</text:p>
      <text:p text:style-name="P209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255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256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89"><text:soft-page-break/>Exercício I<text:span text:style-name="T66">I</text:span></text:p>
      <text:p text:style-name="P210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255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256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0">Exercício I<text:span text:style-name="T66">II</text:span></text:p>
      <text:p text:style-name="P211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255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256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1"><draw:frame draw:style-name="fr3" draw:name="Objeto81" text:anchor-type="as-char" svg:y="-4.655cm" svg:width="14.961cm" svg:height="9.16cm" draw:z-index="112"><draw:object xlink:href="./Object 81" xlink:type="simple" xlink:show="embed" xlink:actuate="onLoad"/><draw:image xlink:href="./ObjectReplacements/Object 81" xlink:type="simple" xlink:show="embed" xlink:actuate="onLoad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Exercício I</text:p>
      <text:p text:style-name="P212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255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56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Exercício I<text:span text:style-name="T67">I</text:span></text:p>
      <text:p text:style-name="P213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255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256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4">Exercício I</text:p>
      <text:p text:style-name="P214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255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256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5"><text:soft-page-break/>Exercício I<text:span text:style-name="T68">I</text:span></text:p>
      <text:p text:style-name="P215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255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256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6"><draw:frame draw:style-name="fr3" draw:name="Objeto86" text:anchor-type="as-char" svg:y="-2.551cm" svg:width="13.968cm" svg:height="4.969cm" draw:z-index="107"><draw:object xlink:href="./Object 86" xlink:type="simple" xlink:show="embed" xlink:actuate="onLoad"/><draw:image xlink:href="./ObjectReplacements/Object 86" xlink:type="simple" xlink:show="embed" xlink:actuate="onLoad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Exercício I</text:p>
      <text:p text:style-name="P216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255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56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97"><draw:frame draw:style-name="fr3" draw:name="Objeto88" text:anchor-type="as-char" svg:y="-2.06cm" svg:width="8.911cm" svg:height="4.027cm" draw:z-index="125"><draw:object xlink:href="./Object 88" xlink:type="simple" xlink:show="embed" xlink:actuate="onLoad"/><draw:image xlink:href="./ObjectReplacements/Object 88" xlink:type="simple" xlink:show="embed" xlink:actuate="onLoad"/></draw:frame></text:p>
      <text:p text:style-name="P97"/>
      <text:p text:style-name="P97">Exercício I</text:p>
      <text:p text:style-name="P217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255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256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98">Exercício I<text:span text:style-name="T69">I</text:span></text:p>
      <text:p text:style-name="P218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255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256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99">Exercício I</text:p>
      <text:p text:style-name="P219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255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256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0">Exercício I<text:span text:style-name="T70">I</text:span></text:p>
      <text:p text:style-name="P220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255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256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26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Exercício I</text:p>
      <text:p text:style-name="P221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255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256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2"/>
      <text:p text:style-name="P102">Exercício I<text:span text:style-name="T71">I</text:span></text:p>
      <text:p text:style-name="P222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255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256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3">Exercício I</text:p>
      <text:p text:style-name="P223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255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256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4">Exercício I<text:span text:style-name="T72">I</text:span></text:p>
      <text:p text:style-name="P224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255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256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5">Exercício I</text:p>
      <text:p text:style-name="P225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255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256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6">Exercício I</text:p>
      <text:p text:style-name="P226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255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256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07">Exercício I</text:p>
      <text:p text:style-name="P227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255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256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08">Exercício I<text:span text:style-name="T73">I</text:span></text:p>
      <text:p text:style-name="P228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255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256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09">Exercício I</text:p>
      <text:p text:style-name="P229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255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256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0">Exercício I<text:span text:style-name="T74">I</text:span></text:p>
      <text:p text:style-name="P230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255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256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1">Exercício I</text:p>
      <text:p text:style-name="P231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255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256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2">Exercício I</text:p>
      <text:p text:style-name="P232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255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256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3">Exercício I</text:p>
      <text:p text:style-name="P233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255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256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4">Exercício I</text:p>
      <text:p text:style-name="P234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255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256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27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5">Exercício I</text:p>
      <text:p text:style-name="P235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255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256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6"><text:soft-page-break/>Exercício I</text:p>
      <text:p text:style-name="P236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255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56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17">Exercício I</text:p>
      <text:p text:style-name="P237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255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56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18">Exercício I<text:span text:style-name="T75">I</text:span></text:p>
      <text:p text:style-name="P238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255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56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9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39"/>
      <text:p text:style-name="P240"/>
      <text:p text:style-name="P119">Exercício I</text:p>
      <text:p text:style-name="P119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255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56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0">Exercício I<text:span text:style-name="T76">I</text:span></text:p>
      <text:p text:style-name="P241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255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56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1"/>
      <text:p text:style-name="P121"/>
      <text:p text:style-name="P121"><text:soft-page-break/>Exercício I<text:span text:style-name="T76">II</text:span></text:p>
      <text:p text:style-name="P242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255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56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2">Exercício I</text:p>
      <text:p text:style-name="P243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255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56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3">Exercício I<text:span text:style-name="T77">I</text:span></text:p>
      <text:p text:style-name="P244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255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56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4">Exercício I</text:p>
      <text:p text:style-name="P245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255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56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5">Exercício I<text:span text:style-name="T78">I</text:span></text:p>
      <text:p text:style-name="P246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255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56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6">Exercício I</text:p>
      <text:p text:style-name="P247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255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56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27">Exercício I</text:p>
      <text:p text:style-name="P248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255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56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189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9"/>
      <text:p text:style-name="P239"><draw:frame draw:style-name="fr3" draw:name="Objeto125" text:anchor-type="as-char" svg:y="-0.836cm" svg:width="11.792cm" svg:height="1.829cm" draw:z-index="13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28"/>
      <text:p text:style-name="P128"/>
      <text:p text:style-name="P128"/>
      <text:p text:style-name="P128"><text:soft-page-break/>Exercício I</text:p>
      <text:p text:style-name="P128"/>
      <text:p text:style-name="P249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49"/>
      <text:p text:style-name="P250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0"/>
      <text:p text:style-name="P251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255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56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29">Exercício I<text:span text:style-name="T79">I</text:span></text:p>
      <text:p text:style-name="P252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255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56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0">Exercício I<text:span text:style-name="T79">II</text:span></text:p>
      <text:p text:style-name="P253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255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56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9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39"/>
      <text:p text:style-name="P131">Exercício I<text:span text:style-name="T80">V</text:span></text:p>
      <text:p text:style-name="P254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255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56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60"><draw:frame draw:style-name="fr2" draw:name="Figura5" text:anchor-type="paragraph" svg:width="15.981cm" svg:height="4.445cm" draw:z-index="134"><draw:image xlink:href="Pictures/10000000000002F3000000D2CD14E31956DDBA47.jpg" xlink:type="simple" xlink:show="embed" xlink:actuate="onLoad"/></draw:frame></text:p>
      <text:p text:style-name="P260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59"/>
      <text:p text:style-name="P261">Exercício I</text:p>
      <text:p text:style-name="P261"/>
      <text:p text:style-name="P273">A região limitada pelas funções <draw:frame draw:style-name="fr4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4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81">gira em torno do eixo y. Determine o volume do sólido de revolução obtido.</text:span></text:p>
      <text:p text:style-name="P274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255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256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59"/>
      <text:p text:style-name="P259"/>
      <text:p text:style-name="P259"/>
      <text:p text:style-name="P259"/>
      <text:p text:style-name="P259"/>
      <text:p text:style-name="P259"/>
      <text:p text:style-name="P259"/>
      <text:p text:style-name="P258"><draw:frame draw:style-name="fr2" draw:name="Figura6" text:anchor-type="paragraph" svg:width="8.467cm" svg:height="5.503cm" draw:z-index="138"><draw:image xlink:href="Pictures/10000000000001900000010478B8FED00AE05D6E.jpg" xlink:type="simple" xlink:show="embed" xlink:actuate="onLoad"/></draw:frame><text:soft-page-break/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60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60"/>
      <text:p text:style-name="P258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59"/>
      <text:p text:style-name="P259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59"/>
      <text:p text:style-name="P277">Regras: LIATE ou ILATE</text:p>
      <text:p text:style-name="P277"/>
      <text:p text:style-name="P277"><draw:frame draw:style-name="fr4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59"/>
      <text:p text:style-name="P262">Exercício I</text:p>
      <text:p text:style-name="P275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255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256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59"/>
      <text:p text:style-name="P263"/>
      <text:p text:style-name="P263"/>
      <text:p text:style-name="P263"/>
      <text:p text:style-name="P263"><text:soft-page-break/>Exercício I<text:span text:style-name="T82">I</text:span></text:p>
      <text:p text:style-name="P276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255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256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59"/>
      <text:p text:style-name="P264">Exercício I<text:span text:style-name="T82">II</text:span></text:p>
      <text:p text:style-name="P278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255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256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59"/>
      <text:p text:style-name="P265">Exercício I<text:span text:style-name="T83">V</text:span></text:p>
      <text:p text:style-name="P279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255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256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266">Exercício <text:span text:style-name="T83">V</text:span></text:p>
      <text:p text:style-name="P280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255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256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267"><text:soft-page-break/>Exercício <text:span text:style-name="T83">VI</text:span></text:p>
      <text:p text:style-name="P281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255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256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268">Exercício <text:span text:style-name="T83">VII</text:span></text:p>
      <text:p text:style-name="P282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255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256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269">Exercício I</text:p>
      <text:p text:style-name="P283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255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256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270">Exercício I<text:span text:style-name="T84">I</text:span></text:p>
      <text:p text:style-name="P284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255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256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271">Exercício I<text:span text:style-name="T84">II</text:span></text:p>
      <text:p text:style-name="P285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255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256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272"><text:soft-page-break/>Exercício I<text:span text:style-name="T85">V</text:span></text:p>
      <text:p text:style-name="P286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255"><draw:frame draw:style-name="fr3" draw:name="Objeto147" text:anchor-type="as-char" svg:y="-3.106cm" svg:width="14.607cm" svg:height="6.114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256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1T18:34:00.034000000</dc:date>
    <meta:editing-duration>P2DT8H26M5S</meta:editing-duration>
    <meta:editing-cycles>714</meta:editing-cycles>
    <meta:document-statistic meta:table-count="127" meta:image-count="6" meta:object-count="147" meta:page-count="42" meta:paragraph-count="450" meta:word-count="824" meta:character-count="4671" meta:non-whitespace-character-count="4100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i>x</mi>
                          <mn>3</mn>
                        </msup>
                      </msqrt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3</mn>
                  </mfrac>
                  <mo stretchy="false">−</mo>
                  <mfrac>
                    <mrow>
                      <mn>4</mn>
                      <msqrt>
                        <msup>
                          <mi>x</mi>
                          <mn>3</mn>
                        </msup>
                      </msqrt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color red{{2 sqrt x^3 ln abs{x}} over 3 - {4 sqrt x^3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